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may-break-between-rows="false"/>
    </style:style>
    <style:style style:name="Table1.A" style:family="table-column">
      <style:table-column-properties style:column-width="1.3382in" style:rel-column-width="16383*"/>
    </style:style>
    <style:style style:name="Table1.D" style:family="table-column">
      <style:table-column-properties style:column-width="1.3389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9931in"/>
    </style:style>
    <style:style style:name="Table2" style:family="table">
      <style:table-properties style:width="5.3542in" table:align="margins"/>
    </style:style>
    <style:style style:name="Table2.A" style:family="table-column">
      <style:table-column-properties style:column-width="5.3542in" style:rel-column-width="65535*"/>
    </style:style>
    <style:style style:name="Table2.A1" style:family="table-cell">
      <style:table-cell-properties fo:padding="0.0382in" fo:border="none"/>
    </style:style>
    <style:style style:name="Table11" style:family="table">
      <style:table-properties style:width="5.3542in" table:align="margins"/>
    </style:style>
    <style:style style:name="Table11.A" style:family="table-column">
      <style:table-column-properties style:column-width="5.3542in" style:rel-column-width="65535*"/>
    </style:style>
    <style:style style:name="Listing62" style:family="table">
      <style:table-properties style:width="5.3542in" table:align="margins"/>
    </style:style>
    <style:style style:name="Listing62.A" style:family="table-column">
      <style:table-column-properties style:column-width="5.3542in" style:rel-column-width="65535*"/>
    </style:style>
    <style:style style:name="Listing62.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5.3542in" style:rel-column-width="65535*"/>
    </style:style>
    <style:style style:name="Table3.A1" style:family="table-cell">
      <style:table-cell-properties fo:padding="0.0382in" fo:border="none"/>
    </style:style>
    <style:style style:name="Table4" style:family="table">
      <style:table-properties style:width="5.3542in" table:align="margins"/>
    </style:style>
    <style:style style:name="Table4.A" style:family="table-column">
      <style:table-column-properties style:column-width="5.3542in" style:rel-column-width="65535*"/>
    </style:style>
    <style:style style:name="Table5" style:family="table">
      <style:table-properties style:width="5.3542in" table:align="margins"/>
    </style:style>
    <style:style style:name="Table5.A" style:family="table-column">
      <style:table-column-properties style:column-width="5.3542in" style:rel-column-width="65535*"/>
    </style:style>
    <style:style style:name="Table9" style:family="table">
      <style:table-properties style:width="5.3542in" table:align="margins"/>
    </style:style>
    <style:style style:name="Table9.A" style:family="table-column">
      <style:table-column-properties style:column-width="1.7847in" style:rel-column-width="2184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5.3542in" table:align="margins"/>
    </style:style>
    <style:style style:name="Table10.A" style:family="table-column">
      <style:table-column-properties style:column-width="1.3382in" style:rel-column-width="16383*"/>
    </style:style>
    <style:style style:name="Table10.D" style:family="table-column">
      <style:table-column-properties style:column-width="1.3389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5.3542in" table:align="margins"/>
    </style:style>
    <style:style style:name="Table6.A" style:family="table-column">
      <style:table-column-properties style:column-width="5.3542in" style:rel-column-width="65535*"/>
    </style:style>
    <style:style style:name="Table7" style:family="table">
      <style:table-properties style:width="5.3542in" table:align="margins"/>
    </style:style>
    <style:style style:name="Table7.A" style:family="table-column">
      <style:table-column-properties style:column-width="5.3542in" style:rel-column-width="65535*"/>
    </style:style>
    <style:style style:name="Table8" style:family="table">
      <style:table-properties style:width="5.3542in" table:align="margins"/>
    </style:style>
    <style:style style:name="Table8.A" style:family="table-column">
      <style:table-column-properties style:column-width="1.5299in" style:rel-column-width="18724*"/>
    </style:style>
    <style:style style:name="Table8.C" style:family="table-column">
      <style:table-column-properties style:column-width="2.2944in" style:rel-column-width="28087*"/>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officeooo:paragraph-rsid="000d6ad1"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 fo:font-size="11pt" officeooo:paragraph-rsid="000f72fb" style:font-size-asian="11pt" style:font-size-complex="11pt"/>
    </style:style>
    <style:style style:name="P4" style:family="paragraph" style:parent-style-name="Preformatted_20_Text">
      <style:paragraph-properties fo:margin-left="0in" fo:margin-right="0in" fo:text-indent="0in" style:auto-text-indent="true"/>
      <style:text-properties style:font-name="DejaVu Sans" fo:font-size="11pt" officeooo:paragraph-rsid="000fa1ce"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 fo:font-size="11pt" officeooo:paragraph-rsid="0010c96c"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 fo:font-size="11pt" officeooo:paragraph-rsid="000d6ad1" style:font-name-asian="Courier New3" style:font-size-asian="11pt" style:font-name-complex="Courier New3" style:font-size-complex="11pt"/>
    </style:style>
    <style:style style:name="P7" style:family="paragraph" style:parent-style-name="Preformatted_20_Text">
      <style:paragraph-properties fo:margin-left="0in" fo:margin-right="0in" fo:text-align="start" style:justify-single-word="false" fo:text-indent="0in" style:auto-text-indent="true"/>
      <style:text-properties style:font-name="DejaVu Sans" fo:font-size="11pt" officeooo:paragraph-rsid="000d6ad1" style:font-name-asian="Courier New3" style:font-size-asian="11pt" style:font-name-complex="Courier New3" style:font-size-complex="11pt"/>
    </style:style>
    <style:style style:name="P8" style:family="paragraph" style:parent-style-name="Preformatted_20_Text">
      <style:paragraph-properties fo:margin-left="0in" fo:margin-right="0in" fo:text-indent="0in" style:auto-text-indent="true"/>
      <style:text-properties style:font-name="Courier New3" fo:font-size="11pt" style:font-size-asian="11pt" style:font-size-complex="11pt"/>
    </style:style>
    <style:style style:name="P9"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fa1c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DejaVu Sans" fo:font-size="11pt" fo:font-style="normal" fo:text-shadow="none" style:text-underline-style="none" fo:font-weight="normal" officeooo:paragraph-rsid="000fa1ce"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margin-left="0in" fo:margin-right="0in" fo:text-indent="0in" style:auto-text-indent="true"/>
      <style:text-properties style:font-name="DejaVu Sans" fo:font-size="11pt" officeooo:paragraph-rsid="000fa1ce" style:font-size-asian="11pt" style:font-size-complex="11pt"/>
    </style:style>
    <style:style style:name="P13" style:family="paragraph" style:parent-style-name="Preformatted_20_Text">
      <style:paragraph-properties fo:text-align="start" style:justify-single-word="false"/>
    </style:style>
    <style:style style:name="P14" style:family="paragraph" style:parent-style-name="Heading_20_1">
      <style:paragraph-properties fo:break-before="page"/>
    </style:style>
    <style:style style:name="T1" style:family="text">
      <style:text-properties style:font-name-asian="Courier New3" style:font-name-complex="Courier New3"/>
    </style:style>
    <style:style style:name="T2" style:family="text">
      <style:text-properties officeooo:rsid="000fa1c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Bitwise Operators </text:h>
      <text:p text:style-name="P1">FreeBasic includes a number of operators that manipulate the bits of a number. <text:s/>The following table lists the bit wise operators in order of their precedence. That is, the first row has the highest precedence while lower rows have lower precedence. </text:p>
      <text:p text:style-name="P1"/>
      <table:table table:name="Table1" table:style-name="Table1">
        <table:table-column table:style-name="Table1.A" table:number-columns-repeated="3"/>
        <table:table-column table:style-name="Table1.D"/>
        <table:table-header-rows>
          <table:table-row>
            <table:table-cell table:style-name="Table1.A1" office:value-type="string">
              <text:p text:style-name="P6">Operator</text:p>
            </table:table-cell>
            <table:table-cell table:style-name="Table1.A1" office:value-type="string">
              <text:p text:style-name="P6">Syntax</text:p>
            </table:table-cell>
            <table:table-cell table:style-name="Table1.A1" office:value-type="string">
              <text:p text:style-name="P7">Truth Table</text:p>
            </table:table-cell>
            <table:table-cell table:style-name="Table1.D1" office:value-type="string">
              <text:p text:style-name="P6">Comments</text:p>
            </table:table-cell>
          </table:table-row>
        </table:table-header-rows>
        <table:table-row>
          <table:table-cell table:style-name="Table1.A2" office:value-type="string">
            <text:p text:style-name="Preformatted_20_Text">Not (Bitwise negation) </text:p>
          </table:table-cell>
          <table:table-cell table:style-name="Table1.A2" office:value-type="string">
            <text:p text:style-name="Preformatted_20_Text">B = NOT expression </text:p>
          </table:table-cell>
          <table:table-cell table:style-name="Table1.A2" office:value-type="string">
            <text:p text:style-name="P13">NOT 0 = 1 </text:p>
            <text:p text:style-name="P13">NOT 1 = 0 </text:p>
          </table:table-cell>
          <table:table-cell table:style-name="Table1.D2" office:value-type="string">
            <text:p text:style-name="Preformatted_20_Text">Inverts operand bit; turns a 1 into 0 and a 0 into 1. </text:p>
          </table:table-cell>
        </table:table-row>
        <table:table-row>
          <table:table-cell table:style-name="Table1.A2" office:value-type="string">
            <text:p text:style-name="Preformatted_20_Text">And (Bit wise conjunction)</text:p>
          </table:table-cell>
          <table:table-cell table:style-name="Table1.A2" office:value-type="string">
            <text:p text:style-name="Preformatted_20_Text">B = expression And expression <text:tab/></text:p>
          </table:table-cell>
          <table:table-cell table:style-name="Table1.A2" office:value-type="string">
            <text:p text:style-name="P13">0 AND 0 = 0 </text:p>
            <text:p text:style-name="P13">1 AND 0 = 0 </text:p>
            <text:p text:style-name="P13">0 AND 1 = 0 </text:p>
            <text:p text:style-name="P13">1 AND 1 = 1 </text:p>
          </table:table-cell>
          <table:table-cell table:style-name="Table1.D2" office:value-type="string">
            <text:p text:style-name="Preformatted_20_Text">Result bit is 1 only if both operand bits are 1.</text:p>
          </table:table-cell>
        </table:table-row>
        <table:table-row>
          <table:table-cell table:style-name="Table1.A2" office:value-type="string">
            <text:p text:style-name="Preformatted_20_Text">Or (Bit wise disjunction) </text:p>
          </table:table-cell>
          <table:table-cell table:style-name="Table1.A2" office:value-type="string">
            <text:p text:style-name="Preformatted_20_Text">B = expression OR expression </text:p>
          </table:table-cell>
          <table:table-cell table:style-name="Table1.A2" office:value-type="string">
            <text:p text:style-name="P13">0 OR 0 = 0 </text:p>
            <text:p text:style-name="P13">1 OR 0 = 1 </text:p>
            <text:p text:style-name="P13">0 OR 1 = 1 </text:p>
            <text:p text:style-name="P13">1 OR 1 = 1 </text:p>
          </table:table-cell>
          <table:table-cell table:style-name="Table1.D2" office:value-type="string">
            <text:p text:style-name="Preformatted_20_Text">Result bit is 1 if either <text:span text:style-name="T1">or both operand bits is1. </text:span></text:p>
          </table:table-cell>
        </table:table-row>
        <table:table-row table:style-name="Table1.5">
          <table:table-cell table:style-name="Table1.A2" office:value-type="string">
            <text:p text:style-name="Preformatted_20_Text">Xor (Bit wise exclusion) </text:p>
          </table:table-cell>
          <table:table-cell table:style-name="Table1.A2" office:value-type="string">
            <text:p text:style-name="Preformatted_20_Text">B = expression Xor expression</text:p>
          </table:table-cell>
          <table:table-cell table:style-name="Table1.A2" office:value-type="string">
            <text:p text:style-name="P13">0 XOR 0 = 0 </text:p>
            <text:p text:style-name="P13">1 XOR 0 = 1 </text:p>
            <text:p text:style-name="P13">0 XOR 1 = 1 </text:p>
            <text:p text:style-name="P13">1 XOR 1 = 0 </text:p>
          </table:table-cell>
          <table:table-cell table:style-name="Table1.D2" office:value-type="string">
            <text:p text:style-name="Preformatted_20_Text">Result bit is 1 if operand bits are different.</text:p>
          </table:table-cell>
        </table:table-row>
        <table:table-row>
          <table:table-cell table:style-name="Table1.A2" office:value-type="string">
            <text:p text:style-name="Preformatted_20_Text">Eqv (Bit wise equivalence) </text:p>
          </table:table-cell>
          <table:table-cell table:style-name="Table1.A2" office:value-type="string">
            <text:p text:style-name="Preformatted_20_Text">B = expression EQV expression </text:p>
          </table:table-cell>
          <table:table-cell table:style-name="Table1.A2" office:value-type="string">
            <text:p text:style-name="P13">0 EQV 0 = 1 </text:p>
            <text:p text:style-name="P13">1 EQV 0 = 0 </text:p>
            <text:p text:style-name="P13">0 EQV 1 = 0 </text:p>
            <text:p text:style-name="P13">1 EQV 1 = 1 </text:p>
          </table:table-cell>
          <table:table-cell table:style-name="Table1.D2" office:value-type="string">
            <text:p text:style-name="Preformatted_20_Text">Result bit is 1 if both <text:span text:style-name="T1">operand bits are 0 or 1. </text:span></text:p>
          </table:table-cell>
        </table:table-row>
        <table:table-row>
          <table:table-cell table:style-name="Table1.A2" office:value-type="string">
            <text:p text:style-name="Preformatted_20_Text">Imp (Bitwise implication) </text:p>
          </table:table-cell>
          <table:table-cell table:style-name="Table1.A2" office:value-type="string">
            <text:p text:style-name="Preformatted_20_Text">B = expression Imp expression </text:p>
          </table:table-cell>
          <table:table-cell table:style-name="Table1.A2" office:value-type="string">
            <text:p text:style-name="P13">0 IMP 0 = 1 </text:p>
            <text:p text:style-name="P13">1 IMP 0 = 0 </text:p>
            <text:p text:style-name="P13">0 IMP 1 = 1 </text:p>
            <text:p text:style-name="P13">1 IMP 1 = 1 </text:p>
          </table:table-cell>
          <table:table-cell table:style-name="Table1.D2" office:value-type="string">
            <text:p text:style-name="Preformatted_20_Text">Result bit is 0 if first bit is 1 and second bit is 0, <text:span text:style-name="T1">otherwise result is 1. </text:span></text:p>
          </table:table-cell>
        </table:table-row>
      </table:table>
      <text:p text:style-name="P2"/>
      <text:p text:style-name="P1">Table 6.1: Bitwise Operators </text:p>
      <text:p text:style-name="P1"><text:soft-page-break/></text:p>
      <text:p text:style-name="P1">The truth table column indicates the operation on the individual bits. The order of the bits are not important except for the IMP operator which tests the bits of the second operand using the bits from the first operand. </text:p>
      <text:p text:style-name="P1"/>
      <text:h text:style-name="Heading_20_2" text:outline-level="2">The NOT Operator </text:h>
      <text:p text:style-name="P1"/>
      <text:p text:style-name="P1">You saw the NOT operator at work in the two's complement section. The following program performs the same two's complement operation. </text:p>
      <table:table table:name="Table2" table:style-name="Table2">
        <table:table-column table:style-name="Table2.A"/>
        <table:table-row>
          <table:table-cell table:style-name="Table2.A1" office:value-type="string">
            <text:list xml:id="list425800543138011449" text:style-name="List_20_1">
              <text:list-item>
                <text:p text:style-name="code2">Dim As Byte myByte = 5 </text:p>
              </text:list-item>
              <text:list-item>
                <text:p text:style-name="code2"/>
              </text:list-item>
              <text:list-item>
                <text:p text:style-name="code2">'5 in decimal and binary </text:p>
              </text:list-item>
              <text:list-item>
                <text:p text:style-name="code2">Print "myByte:";myByte," Binary: ";Bin(myByte) </text:p>
              </text:list-item>
              <text:list-item>
                <text:p text:style-name="code2">'Apply NOT operator </text:p>
              </text:list-item>
              <text:list-item>
                <text:p text:style-name="code2">myByte = Not myByte </text:p>
              </text:list-item>
              <text:list-item>
                <text:p text:style-name="code2">'Value after NOT operation </text:p>
              </text:list-item>
              <text:list-item>
                <text:p text:style-name="code2">Print "NOT myByte: ";myByte," Binary: ";Bin(myByte) </text:p>
              </text:list-item>
              <text:list-item>
                <text:p text:style-name="code2">'Add 1 after NOT operation </text:p>
              </text:list-item>
              <text:list-item>
                <text:p text:style-name="code2">myByte = myByte + 1 </text:p>
              </text:list-item>
              <text:list-item>
                <text:p text:style-name="code2">'Print result = 5 </text:p>
              </text:list-item>
              <text:list-item>
                <text:p text:style-name="code2">in decimal and binary </text:p>
              </text:list-item>
              <text:list-item>
                <text:p text:style-name="code2">Print "myByte + 1: ";myByte," Binary: ";Bin(myByte)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1"/>
      <text:p text:style-name="P1">Listing 6.1: not.bas </text:p>
      <text:p text:style-name="P1"/>
      <text:p text:style-name="P1"><text:tab/>Analysis: In line 3 the working variable myByte is declared and initialized using the alternate format of the Dim statement. Line 6 prints out the value of myByte in both decimal and binary. In line 8 the NOT operator is used to negate all the bits in the integer.</text:p>
      <text:p text:style-name="P1">The result of the operation is printed to the console window in <text:soft-page-break/>line 10. In line 12, 1 is added to the result as required by the two's complement method. The result of this operation id printed in line 14. The program is closed in the usual way. </text:p>
      <text:p text:style-name="P1"/>
      <text:p text:style-name="P1">When the program is run, you should see the following output. </text:p>
      <text:p text:style-name="P1"/>
      <table:table table:name="Table11" table:style-name="Table11">
        <table:table-column table:style-name="Table11.A"/>
        <table:table-row>
          <table:table-cell office:value-type="string">
            <text:p text:style-name="output">myByte: 5 Binary: 101 </text:p>
            <text:p text:style-name="output"/>
            <text:p text:style-name="output"/>
            <text:p text:style-name="output">NOT myByte: 6 </text:p>
            <text:p text:style-name="output">Binary: 11111010 </text:p>
            <text:p text:style-name="output"/>
            <text:p text:style-name="output"/>
            <text:p text:style-name="output">myByte + 1: 5 </text:p>
            <text:p text:style-name="output">Binary: 11111011 </text:p>
            <text:p text:style-name="output"/>
            <text:p text:style-name="output"/>
          </table:table-cell>
        </table:table-row>
      </table:table>
      <text:p text:style-name="P1"/>
      <text:p text:style-name="P1">Output 6.1: Output of not.bas</text:p>
      <text:p text:style-name="P1"/>
      <text:p text:style-name="P1"><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
      <text:h text:style-name="Heading_20_2" text:outline-level="2">The AND Operator </text:h>
      <text:p text:style-name="P1"/>
      <text:p text:style-name="P1">The AND operator can be used to test if an individual bit is 1 or 0 by using a mask value to test for the bit position as the following program illustrates. </text:p>
      <text:p text:style-name="P1"/>
      <table:table table:name="Listing62" table:style-name="Listing62">
        <table:table-column table:style-name="Listing62.A"/>
        <table:table-row>
          <table:table-cell table:style-name="Listing62.A1" office:value-type="string">
            <text:list xml:id="list150742904404517" text:continue-numbering="true" text:style-name="List_20_1">
              <text:list-item>
                <text:p text:style-name="code2">'Declare working variable and mask value </text:p>
              </text:list-item>
              <text:list-item>
                <text:p text:style-name="code2">'The mask will test the 3rd bit position, i.e. 4 </text:p>
              </text:list-item>
              <text:list-item>
                <text:p text:style-name="code2">Dim As Byte myByte = 5, Mask = 4 </text:p>
              </text:list-item>
              <text:list-item>
                <text:p text:style-name="code2">'Print decimal and binary values </text:p>
              </text:list-item>
              <text:list-item>
                <text:p text:style-name="code2">Print "Testing 3rd bit position (from right)" </text:p>
              </text:list-item>
              <text:list-item>
                <text:p text:style-name="code2">Print "myByte:";myByte," Binary: ";Bin(myByte) </text:p>
              </text:list-item>
              <text:list-item>
                <text:p text:style-name="code2"><text:soft-page-break/>Print "Mask: ";Mask," Binary: ";Bin(Mask) </text:p>
              </text:list-item>
              <text:list-item>
                <text:p text:style-name="code2">'Check to see if 3rd bit is set </text:p>
              </text:list-item>
              <text:list-item>
                <text:p text:style-name="code2">If (myByte And Mask) = 4 Then </text:p>
              </text:list-item>
              <text:list-item>
                <text:p text:style-name="code2"><text:tab/>Print "3rd bit is 1" </text:p>
              </text:list-item>
              <text:list-item>
                <text:p text:style-name="code2">Else</text:p>
              </text:list-item>
              <text:list-item>
                <text:p text:style-name="code2"><text:tab/>Print "3rd bit is 0" </text:p>
              </text:list-item>
              <text:list-item>
                <text:p text:style-name="code2">End If </text:p>
              </text:list-item>
              <text:list-item>
                <text:p text:style-name="code2">Print </text:p>
              </text:list-item>
              <text:list-item>
                <text:p text:style-name="code2">'The mask will test the 2nd bit position, i.e. 2 </text:p>
              </text:list-item>
              <text:list-item>
                <text:p text:style-name="code2">Mask = 2 </text:p>
              </text:list-item>
              <text:list-item>
                <text:p text:style-name="code2">'Print decimal and binary values </text:p>
              </text:list-item>
              <text:list-item>
                <text:p text:style-name="code2">Print "Testing 2nd bit position (from right)" </text:p>
              </text:list-item>
              <text:list-item>
                <text:p text:style-name="code2">Print "myByte:";myByte," Binary: ";Bin(myByte) </text:p>
              </text:list-item>
              <text:list-item>
                <text:p text:style-name="code2">Print "Mask: ";Mask," Binary: ";Bin(Mask) </text:p>
              </text:list-item>
              <text:list-item>
                <text:p text:style-name="code2">'Check to see if 2nd bit is set </text:p>
              </text:list-item>
              <text:list-item>
                <text:p text:style-name="code2">If (myByte And Mask) = 4 Then </text:p>
              </text:list-item>
              <text:list-item>
                <text:p text:style-name="code2"><text:tab/>Print "2nd bit is 1" </text:p>
              </text:list-item>
              <text:list-item>
                <text:p text:style-name="code2">Else </text:p>
              </text:list-item>
              <text:list-item>
                <text:p text:style-name="code2"><text:tab/>Print "2nd bit is 0" </text:p>
              </text:list-item>
              <text:list-item>
                <text:p text:style-name="code2">End If </text:p>
              </text:list-item>
              <text:list-item>
                <text:p text:style-name="code2">Sleep </text:p>
              </text:list-item>
              <text:list-item>
                <text:p text:style-name="code2">End </text:p>
              </text:list-item>
            </text:list>
          </table:table-cell>
        </table:table-row>
      </table:table>
      <text:p text:style-name="P1"/>
      <text:p text:style-name="P1"/>
      <text:p text:style-name="P1">Listing 6.2: and.bas </text:p>
      <text:p text:style-name="P1"/>
      <text:p text:style-name="P1"><text:tab/>Analysis: In line 5 the working variables are declared and initialized. The first section of the program is testing for the third bit position of myByte, which is bit 22, or </text:p>
      <text:p text:style-name="P1">decimal 4. Lines 8 through 10 print out the heading, decimal and binary values for the variables. The If statement in line 13 uses the AND operator to test for a 1 in the 3rd bit position, and since binary 5 contains a one in this position, the program will execute the code immediately following the Then keyword. </text:p>
      <text:p text:style-name="P1"/>
      <text:p text:style-name="P1">Line 21 sets the mask value to 2 to test for a 1 in the second bit position, which is 21 or 2. Line 23 through 25 print out the header, <text:soft-page-break/>decimal and binary values of the variables. line 28 uses the AND operator to test for a 1, and since binary 5 has a 0 in this position, the program will execute the code immediately following hr Else keyword. </text:p>
      <text:p text:style-name="P1"/>
      <text:p text:style-name="P1">Running the program produces the following output. </text:p>
      <text:p text:style-name="P1"/>
      <text:p text:style-name="P1"/>
      <text:p text:style-name="P1"/>
      <text:p text:style-name="P1">Testing 3rd bit position (from right) </text:p>
      <text:p text:style-name="P1">myByte: 5 Binary: 101 </text:p>
      <text:p text:style-name="P1">Mask: 4 Binary: 100 </text:p>
      <text:p text:style-name="P1">3rd bit is 1 </text:p>
      <text:p text:style-name="P1"/>
      <text:p text:style-name="P1"/>
      <text:p text:style-name="P1">Testing 2nd bit position (from right) </text:p>
      <text:p text:style-name="P1">myByte: 5 Binary: 101 </text:p>
      <text:p text:style-name="P1">Mask: 2 Binary: 10 </text:p>
      <text:p text:style-name="P1">2nd bit is 0 </text:p>
      <text:p text:style-name="P1"/>
      <text:p text:style-name="P1"/>
      <text:p text:style-name="P1">Listing 6.3: Output of and.bas </text:p>
      <text:p text:style-name="P1"/>
      <text:p text:style-name="P1">Looking at the binary values you can see how the bits line up and how the And operator can test for individual bits. 5 in binary has a bit set in the 20 (1) and 22 (4) position. Setting the mask value to 4 sets bit position 22 to 1 and all other bit positions to 0. The expression (myByte And Mask) will return an integer value that will contain the And values of the two operands. Since the mask has zeros in every position except for the 22 position, all of the other bits will be masked out, that is 0, returning a 4. Since the return value of 4 matches the target value 4, the code following the Then clause is executed. </text:p>
      <text:p text:style-name="P1">The second portion of the program test for the 21 position of myByte. Since this position contains a 0 in myByte, the value returned from the expression (myByte And </text:p>
      <text:p text:style-name="P1">Mask) does not match the target value, so the code following the Else clause if executed. </text:p>
      <text:p text:style-name="P1"/>
      <text:h text:style-name="Heading_20_2" text:outline-level="2"><text:soft-page-break/>The OR Operator </text:h>
      <text:p text:style-name="P1"/>
      <text:p text:style-name="P1">You can use the OR operator to set multiple values in a single variable. The Windows API uses this technique to set flags for objects such as the styles of a window.</text:p>
      <text:p text:style-name="P3">The following program illustrates this concept.</text:p>
      <text:p text:style-name="P3"/>
      <table:table table:name="Table3" table:style-name="Table3">
        <table:table-column table:style-name="Table3.A"/>
        <table:table-row>
          <table:table-cell table:style-name="Table3.A1" office:value-type="string">
            <text:list xml:id="list150742970898193" text:continue-numbering="true" text:style-name="List_20_1">
              <text:list-item>
                <text:p text:style-name="code2">'Declare working variable </text:p>
              </text:list-item>
              <text:list-item>
                <text:p text:style-name="code2">Dim As Byte myByte, Mask </text:p>
              </text:list-item>
              <text:list-item>
                <text:p text:style-name="code2">'Set the flags in the byte </text:p>
              </text:list-item>
              <text:list-item>
                <text:p text:style-name="code2">myByte = 2 </text:p>
              </text:list-item>
              <text:list-item>
                <text:p text:style-name="code2">myByte = myByte Or 4 </text:p>
              </text:list-item>
              <text:list-item>
                <text:p text:style-name="code2">'Print decimal and binary values </text:p>
              </text:list-item>
              <text:list-item>
                <text:p text:style-name="code2">Print "myByte set to 2 and 4" </text:p>
              </text:list-item>
              <text:list-item>
                <text:p text:style-name="code2">Print "myByte:";myByte," Binary: ";Bin(myByte) </text:p>
              </text:list-item>
              <text:list-item>
                <text:p text:style-name="code2">Print </text:p>
              </text:list-item>
              <text:list-item>
                <text:p text:style-name="code2">'Set the mask to 2 </text:p>
              </text:list-item>
              <text:list-item>
                <text:p text:style-name="code2">mask = 2 </text:p>
              </text:list-item>
              <text:list-item>
                <text:p text:style-name="code2">Print "Testing for 2" </text:p>
              </text:list-item>
              <text:list-item>
                <text:p text:style-name="code2">'Check for 2 value </text:p>
              </text:list-item>
              <text:list-item>
                <text:p text:style-name="code2">If (myByte And Mask) = 2 Then </text:p>
              </text:list-item>
              <text:list-item>
                <text:p text:style-name="code2">Print "myByte contains 2" </text:p>
              </text:list-item>
              <text:list-item>
                <text:p text:style-name="code2">Else</text:p>
              </text:list-item>
              <text:list-item>
                <text:p text:style-name="code2"><text:s/>Print "myByte doesn't contains 2" </text:p>
              </text:list-item>
              <text:list-item>
                <text:p text:style-name="code2">End If </text:p>
              </text:list-item>
              <text:list-item>
                <text:p text:style-name="code2">Print </text:p>
              </text:list-item>
              <text:list-item>
                <text:p text:style-name="code2">'Set the mask value to 4 </text:p>
              </text:list-item>
              <text:list-item>
                <text:p text:style-name="code2">Mask = 4 </text:p>
              </text:list-item>
              <text:list-item>
                <text:p text:style-name="code2">'Print decimal and binary values </text:p>
              </text:list-item>
              <text:list-item>
                <text:p text:style-name="code2">Print "Testing for 4" </text:p>
              </text:list-item>
              <text:list-item>
                <text:p text:style-name="code2">If (myByte And Mask) = 4 Then</text:p>
              </text:list-item>
              <text:list-item>
                <text:p text:style-name="code2"><text:s/>Print "myByte contains 4" </text:p>
              </text:list-item>
              <text:list-item>
                <text:p text:style-name="code2">Else</text:p>
              </text:list-item>
              <text:list-item>
                <text:p text:style-name="code2"><text:s/>Print "myByte doesn't contain 4" </text:p>
              </text:list-item>
              <text:list-item>
                <text:p text:style-name="code2">End If </text:p>
              </text:list-item>
              <text:list-item>
                <text:p text:style-name="code2"><text:soft-page-break/>Print </text:p>
              </text:list-item>
              <text:list-item>
                <text:p text:style-name="code2">'Set the mask value to 8 </text:p>
              </text:list-item>
              <text:list-item>
                <text:p text:style-name="code2">Mask = 8 </text:p>
              </text:list-item>
              <text:list-item>
                <text:p text:style-name="code2">'Print decimal and binary values </text:p>
              </text:list-item>
              <text:list-item>
                <text:p text:style-name="code2">Print "Testing for 8" </text:p>
              </text:list-item>
              <text:list-item>
                <text:p text:style-name="code2">If (myByte And Mask) = 8 Then</text:p>
              </text:list-item>
              <text:list-item>
                <text:p text:style-name="code2"><text:s/>Print "myByte contains 8" </text:p>
              </text:list-item>
              <text:list-item>
                <text:p text:style-name="code2">Else </text:p>
              </text:list-item>
              <text:list-item>
                <text:p text:style-name="code2">Print "myByte doesn't contain 8" </text:p>
              </text:list-item>
              <text:list-item>
                <text:p text:style-name="code2">End If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3"><text:s/></text:p>
      <text:p text:style-name="P1">Listing 6.4: or.bas </text:p>
      <text:p text:style-name="P1"/>
      <text:p text:style-name="P1"><text:tab/>Analysis: Line 4 declares the working variables. In line 7, myByte is set to 2 and inline 8, that value is combined with 4 using the OR operator. Lines 10 and 11 print out the decimal and binary values of myByte. In line 14, the mask is set to 2 and in lines 18through 22 the AND operator is used to test for 2 in myByte. Since myByte contains a 2,the program will execute the code immediately following the Then clause. Lines 24through 31 use the same procedure to test for the value of 4. Since myByte contains a 4,the program will print out the text “myByte contains a 4”. In lines 34 through 41, myByte is tested for 8, which is does not contains so the code in line 40 will be executed. </text:p>
      <text:p text:style-name="P1"/>
      <text:p text:style-name="P1">When you run the program, you should get the following output. </text:p>
      <text:p text:style-name="P1"/>
      <text:p text:style-name="P1"/>
      <text:p text:style-name="P1"/>
      <text:p text:style-name="P1">myByte set to 2 and 4 </text:p>
      <text:p text:style-name="P1"/>
      <text:p text:style-name="P1"/>
      <text:p text:style-name="P1">myByte: 6 Binary: 110 </text:p>
      <text:p text:style-name="P1"/>
      <text:p text:style-name="P1"/>
      <text:p text:style-name="P1"><text:soft-page-break/>Testing for 2 </text:p>
      <text:p text:style-name="P1"/>
      <text:p text:style-name="P1"/>
      <text:p text:style-name="P1">myByte contains 2 </text:p>
      <text:p text:style-name="P1"/>
      <text:p text:style-name="P1"/>
      <text:p text:style-name="P1">Testing for 4 </text:p>
      <text:p text:style-name="P1"/>
      <text:p text:style-name="P1"/>
      <text:p text:style-name="P1">myByte contains 4 </text:p>
      <text:p text:style-name="P1"/>
      <text:p text:style-name="P1"/>
      <text:p text:style-name="P1">Testing for 8 </text:p>
      <text:p text:style-name="P1"/>
      <text:p text:style-name="P1"/>
      <text:p text:style-name="P1">myByte doesn't contain 8 </text:p>
      <text:p text:style-name="P1"/>
      <text:p text:style-name="P1"/>
      <text:p text:style-name="P1">Output 6.2: Output of or.bas </text:p>
      <text:p text:style-name="P1"/>
      <text:p text:style-name="P1">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P1"/>
      <text:h text:style-name="Heading_20_2" text:outline-level="2">The XOR Operator </text:h>
      <text:p text:style-name="P1"/>
      <text:p text:style-name="P1">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text:soft-page-break/>value, and then XORing again with the same mask to get the original value. </text:p>
      <text:p text:style-name="P1"/>
      <text:p text:style-name="P1">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1"/>
      <text:p text:style-name="P1">XOR can also be used to swap the values of two variables as demonstrated in the following program. </text:p>
      <text:p text:style-name="P1"/>
      <table:table table:name="Table4" table:style-name="Table4">
        <table:table-column table:style-name="Table4.A"/>
        <table:table-row>
          <table:table-cell office:value-type="string">
            <text:list xml:id="list150743891861646" text:continue-numbering="true" text:style-name="List_20_1">
              <text:list-item>
                <text:p text:style-name="code2">Dim As Integer myInt1 = 5, myInt2 = 10 </text:p>
              </text:list-item>
              <text:list-item>
                <text:p text:style-name="code2">Print "myInt1 = ";myInt1;" myInt2 = ";myInt2 </text:p>
              </text:list-item>
              <text:list-item>
                <text:p text:style-name="code2">Print "Swapping values..." </text:p>
              </text:list-item>
              <text:list-item>
                <text:p text:style-name="code2">myInt1 = myInt1 Xor myInt2 </text:p>
              </text:list-item>
              <text:list-item>
                <text:p text:style-name="code2">myInt2 = myInt1 Xor myInt2 </text:p>
              </text:list-item>
              <text:list-item>
                <text:p text:style-name="code2">myInt1 = myInt1 Xor myInt2 </text:p>
              </text:list-item>
              <text:list-item>
                <text:p text:style-name="code2">Print "myInt1 = ";myInt1;" myInt2 = ";myInt2 </text:p>
              </text:list-item>
              <text:list-item>
                <text:p text:style-name="code2">Sleep </text:p>
              </text:list-item>
              <text:list-item>
                <text:p text:style-name="code2">End </text:p>
              </text:list-item>
            </text:list>
          </table:table-cell>
        </table:table-row>
      </table:table>
      <text:p text:style-name="P1"/>
      <text:p text:style-name="P1">Listing 6.5: xor.bas </text:p>
      <text:p text:style-name="P1"/>
      <text:p text:style-name="P1"><text:tab/>Analysis: In line 3 the working variables are declared and initialized. Line 5 prints out the initial variable values. Lines 7 through 9 carry out the XOR operation. In line 7,</text:p>
      <text:p text:style-name="P1">MyInt1 is XORed with myInt2 to get an intermediate value which is stored in myInt1. Inline 8, the XOR operation returns the original value of myInt1 which is stored in myInt2.</text:p>
      <text:p text:style-name="P1">The third XOR operation in line 9 then returns the value of myInt2 from the intermediate value that was stored in myInt1 in line 7. Line 10 prints out the swapped values and the program is then closed in the usual way. </text:p>
      <text:p text:style-name="P1"/>
      <text:p text:style-name="P1">Running the program produces the following output. </text:p>
      <text:p text:style-name="P1"/>
      <text:p text:style-name="P1">myInt1 = 5 myInt2 = 10 </text:p>
      <text:p text:style-name="P1"/>
      <text:p text:style-name="P1"><text:soft-page-break/></text:p>
      <text:p text:style-name="P1">Swapping values... </text:p>
      <text:p text:style-name="P1"/>
      <text:p text:style-name="P1"/>
      <text:p text:style-name="P1">myInt1 = 10 myInt2 = 5 </text:p>
      <text:p text:style-name="P1"/>
      <text:p text:style-name="P1"/>
      <text:p text:style-name="P1">Output 6.3: Output of xor.bas </text:p>
      <text:p text:style-name="P1"/>
      <text:p text:style-name="P1">As you can see the program was able to swap the two values without using a temporary variable because the XOR operator is able to flip the bits between two distinct </text:p>
      <text:p text:style-name="P1">states. </text:p>
      <text:p text:style-name="P1"/>
      <text:h text:style-name="Heading_20_2" text:outline-level="2">The EQV Operator </text:h>
      <text:p text:style-name="P1"/>
      <text:p text:style-name="P1">The EQV operator isn't used much as a bit wise operator, but it can be used to see if two expressions are equivalent as the following program demonstrates. </text:p>
      <text:p text:style-name="P1"/>
      <table:table table:name="Table5" table:style-name="Table5">
        <table:table-column table:style-name="Table5.A"/>
        <table:table-row>
          <table:table-cell office:value-type="string">
            <text:list xml:id="list150743330490079" text:continue-numbering="true" text:style-name="List_20_1">
              <text:list-item>
                <text:p text:style-name="code2">#define False 0</text:p>
              </text:list-item>
              <text:list-item>
                <text:p text:style-name="code2">#define True NOT False</text:p>
              </text:list-item>
              <text:list-item>
                <text:p text:style-name="code2"/>
              </text:list-item>
              <text:list-item>
                <text:p text:style-name="code2">Dim As Integer myInt1 = 4, myInt2 = 2</text:p>
              </text:list-item>
              <text:list-item>
                <text:p text:style-name="code2"/>
              </text:list-item>
              <text:list-item>
                <text:p text:style-name="code2">Print "myInt1 = ";myInt1;" myInt2 = ";myInt2</text:p>
              </text:list-item>
              <text:list-item>
                <text:p text:style-name="code2">Print</text:p>
              </text:list-item>
              <text:list-item>
                <text:p text:style-name="code2">'Both statements are true so are equivalent.</text:p>
              </text:list-item>
              <text:list-item>
                <text:p text:style-name="code2">PRINT "Statement (myInt1 &lt; 5) equiv (myInt2 &gt; 1) ";</text:p>
              </text:list-item>
              <text:list-item>
                <text:p text:style-name="code2">If (myInt1 &lt; 5) Eqv (myInt2 &g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Both statements are false so are equivalent.</text:p>
              </text:list-item>
              <text:list-item>
                <text:p text:style-name="code2">Print "Statement (myInt1 &gt; 5) equiv (myInt2 &lt; 1) ";</text:p>
              </text:list-item>
              <text:list-item>
                <text:p text:style-name="code2"><text:soft-page-break/>If (myInt1 &gt; 5)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One is true, the other false so statement</text:p>
              </text:list-item>
              <text:list-item>
                <text:p text:style-name="code2">'is not equivalent.</text:p>
              </text:list-item>
              <text:list-item>
                <text:p text:style-name="code2">Print "Statement (myInt1 &gt; 5) equiv (myInt2 &lt; 1) ";</text:p>
              </text:list-item>
              <text:list-item>
                <text:p text:style-name="code2">If (myInt1 &gt; 3)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
              </text:list-item>
              <text:list-item>
                <text:p text:style-name="code2">SLEEP</text:p>
              </text:list-item>
              <text:list-item>
                <text:p text:style-name="code2">End</text:p>
              </text:list-item>
            </text:list>
          </table:table-cell>
        </table:table-row>
      </table:table>
      <text:p text:style-name="P1"/>
      <text:p text:style-name="P8"/>
      <text:p text:style-name="P1"/>
      <text:p text:style-name="P1"/>
      <text:p text:style-name="P1">Listing 6.6: eqv.bas </text:p>
      <text:p text:style-name="P1"/>
      <text:p text:style-name="P1"><text:tab/>Analysis: In lines 3 and 4, the values False and True are defined. FreeBasic uses -1 </text:p>
      <text:p text:style-name="P1">to indicate a True result from a logical operation such as that performed when executing an If statement. Since False is defined as 0, NOT False flips all the bits to 1, including the sign bit, making -1. </text:p>
      <text:p text:style-name="P1"/>
      <text:p text:style-name="P1">In line 6 the working variables are declared and initialized. Lines 12 through 18 test the first expression. The If statement in line 13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In line 22, both of the expressions are False. 0 EQV 0 is True, so this statement is also True and will print out the affirmative. In line 32, the first expression is True while the second is False. Since -1 is not equivalent to 0, this statement will <text:soft-page-break/>evaluate to False and the negative will be printed. </text:p>
      <text:p text:style-name="P1"/>
      <text:p text:style-name="P1">When the program is run, you will see the following output. </text:p>
      <text:p text:style-name="P1"/>
      <text:p text:style-name="P1"/>
      <text:p text:style-name="P1"/>
      <text:p text:style-name="P1">myInt1 = 4 myInt2 = 2 </text:p>
      <text:p text:style-name="P1"/>
      <text:p text:style-name="P1"/>
      <text:p text:style-name="P1">Statement (myInt1 &lt; 5) equiv (myInt2 &gt; 1) is equivalent. </text:p>
      <text:p text:style-name="P1"/>
      <text:p text:style-name="P1"/>
      <text:p text:style-name="P1">Statement (myInt1 &gt; 5) equiv (myInt2 &lt; 1) is equivalent. </text:p>
      <text:p text:style-name="P1"/>
      <text:p text:style-name="P1"/>
      <text:p text:style-name="P1">Statement (myInt1 &gt; 5) equiv (myInt2 &lt; 1) is not equivalent. </text:p>
      <text:p text:style-name="P1"/>
      <text:p text:style-name="P1"/>
      <text:p text:style-name="P1">Listing 6.7: Output of eqv.bas </text:p>
      <text:p text:style-name="P1"/>
      <text:p text:style-name="P1">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
      <text:h text:style-name="Heading_20_2" text:outline-level="2">The IMP Operator </text:h>
      <text:p text:style-name="P1"/>
      <text:p text:style-name="P1">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1"><text:soft-page-break/></text:p>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1"/>
      <text:h text:style-name="Heading_20_2" text:outline-level="2">Shortcut Bitwise Operators </text:h>
      <text:p text:style-name="P1"/>
      <text:p text:style-name="P1">The bit wise operators, like the arithmetic operators, can be written in shorthand form. The following table lists the shortcut versions of the bit wise operators. </text:p>
      <text:p text:style-name="P1"/>
      <table:table table:name="Table9" table:style-name="Table9">
        <table:table-column table:style-name="Table9.A" table:number-columns-repeated="3"/>
        <table:table-header-rows>
          <table:table-row>
            <table:table-cell table:style-name="Table9.A1" office:value-type="string">
              <text:p text:style-name="P9">Operator</text:p>
            </table:table-cell>
            <table:table-cell table:style-name="Table9.A1" office:value-type="string">
              <text:p text:style-name="P9"><text:s/>Syntax </text:p>
            </table:table-cell>
            <table:table-cell table:style-name="Table9.C1" office:value-type="string">
              <text:p text:style-name="P9"><text:s/>Comment </text:p>
            </table:table-cell>
          </table:table-row>
        </table:table-header-rows>
        <table:table-row>
          <table:table-cell table:style-name="Table9.A2" office:value-type="string">
            <text:p text:style-name="P9">And=</text:p>
          </table:table-cell>
          <table:table-cell table:style-name="Table9.A2" office:value-type="string">
            <text:p text:style-name="P9"><text:s/>B And= C </text:p>
          </table:table-cell>
          <table:table-cell table:style-name="Table9.C2" office:value-type="string">
            <text:p text:style-name="P9">This is the same as B = B And C. </text:p>
          </table:table-cell>
        </table:table-row>
        <table:table-row>
          <table:table-cell table:style-name="Table9.A2" office:value-type="string">
            <text:p text:style-name="P9">Or=</text:p>
          </table:table-cell>
          <table:table-cell table:style-name="Table9.A2" office:value-type="string">
            <text:p text:style-name="P9"><text:s/>B Or= C </text:p>
          </table:table-cell>
          <table:table-cell table:style-name="Table9.C2" office:value-type="string">
            <text:p text:style-name="P9">This is the same as B = B Or C. </text:p>
          </table:table-cell>
        </table:table-row>
        <table:table-row>
          <table:table-cell table:style-name="Table9.A2" office:value-type="string">
            <text:p text:style-name="P9">Xor= </text:p>
          </table:table-cell>
          <table:table-cell table:style-name="Table9.A2" office:value-type="string">
            <text:p text:style-name="P9">B Xor= C </text:p>
          </table:table-cell>
          <table:table-cell table:style-name="Table9.C2" office:value-type="string">
            <text:p text:style-name="P9">This is the same as B = B Xor C. </text:p>
          </table:table-cell>
        </table:table-row>
        <table:table-row>
          <table:table-cell table:style-name="Table9.A2" office:value-type="string">
            <text:p text:style-name="P10">Eqv= </text:p>
          </table:table-cell>
          <table:table-cell table:style-name="Table9.A2" office:value-type="string">
            <text:p text:style-name="P10">B Eqv = C </text:p>
          </table:table-cell>
          <table:table-cell table:style-name="Table9.C2" office:value-type="string">
            <text:p text:style-name="P10">This is the same as B = B Eqv C.</text:p>
          </table:table-cell>
        </table:table-row>
        <table:table-row>
          <table:table-cell table:style-name="Table9.A2" office:value-type="string">
            <text:p text:style-name="P11">Imp= </text:p>
          </table:table-cell>
          <table:table-cell table:style-name="Table9.A2" office:value-type="string">
            <text:p text:style-name="P11">B Imp= C</text:p>
          </table:table-cell>
          <table:table-cell table:style-name="Table9.C2" office:value-type="string">
            <text:p text:style-name="P12"><text:span text:style-name="T2">T</text:span>his is the same as B = B <text:span text:style-name="T3">Imp C. </text:span></text:p>
          </table:table-cell>
        </table:table-row>
      </table:table>
      <text:p text:style-name="P4"><text:s/></text:p>
      <text:p text:style-name="P1">Table 6.2: Shortcut Bitwise Operators </text:p>
      <text:p text:style-name="P1"/>
      <text:h text:style-name="Heading_20_2" text:outline-level="2">The SHL and SHR Operators </text:h>
      <text:p text:style-name="P1"/>
      <text:p text:style-name="P1">SHL stands for shift left and SHR stands for shift right. As the names imply, these operators shift the bits of a byte or integer-type variable either left or right. The following table shows the syntax diagram of both operators. </text:p>
      <text:p text:style-name="P1"/>
      <table:table table:name="Table10" table:style-name="Table10">
        <table:table-column table:style-name="Table10.A" table:number-columns-repeated="3"/>
        <table:table-column table:style-name="Table10.D"/>
        <table:table-header-rows>
          <text:soft-page-break/>
          <table:table-row>
            <table:table-cell table:style-name="Table10.A1" office:value-type="string">
              <text:p text:style-name="P1">Operator </text:p>
            </table:table-cell>
            <table:table-cell table:style-name="Table10.A1" office:value-type="string">
              <text:p text:style-name="P1">Syntax </text:p>
            </table:table-cell>
            <table:table-cell table:style-name="Table10.A1" office:value-type="string">
              <text:p text:style-name="P1">Comments </text:p>
            </table:table-cell>
            <table:table-cell table:style-name="Table10.D1" office:value-type="string">
              <text:p text:style-name="Standard"/>
            </table:table-cell>
          </table:table-row>
        </table:table-header-rows>
        <table:table-row>
          <table:table-cell table:style-name="Table10.A2" office:value-type="string">
            <text:p text:style-name="P1">SHL (Shift bits left) </text:p>
          </table:table-cell>
          <table:table-cell table:style-name="Table10.A2" office:value-type="string">
            <text:p text:style-name="P1">B = variable SHL number</text:p>
          </table:table-cell>
          <table:table-cell table:style-name="Table10.A2" office:value-type="string">
            <text:p text:style-name="P1"/>
          </table:table-cell>
          <table:table-cell table:style-name="Table10.D2" office:value-type="string">
            <text:p text:style-name="P5">Shifts the bits of variable left number of places. </text:p>
          </table:table-cell>
        </table:table-row>
        <table:table-row>
          <table:table-cell table:style-name="Table10.A2" office:value-type="string">
            <text:p text:style-name="P1">SHR (Shift bits right) </text:p>
          </table:table-cell>
          <table:table-cell table:style-name="Table10.A2" office:value-type="string">
            <text:p text:style-name="P1">B = variable SHR number </text:p>
          </table:table-cell>
          <table:table-cell table:style-name="Table10.A2" office:value-type="string">
            <text:p text:style-name="P1">Shifts the bits of variable right number of places. </text:p>
          </table:table-cell>
          <table:table-cell table:style-name="Table10.D2" office:value-type="string">
            <text:p text:style-name="Standard"/>
          </table:table-cell>
        </table:table-row>
      </table:table>
      <text:p text:style-name="P1"/>
      <text:p text:style-name="P1">Table 6.3: SHL and SHR Operators </text:p>
      <text:p text:style-name="P1"/>
      <text:p text:style-name="P1">Shifting left is the same as multiplying by 2 and shifting right is the same as dividing by 2. You can see this by looking at the binary representation of a number. Take the byte value of 1 which is 0000 0001. The 1 is in the 20 position. 20 equals 1. Shifting the bit left, makes 0000 0010, putting the 1 bit in the 21 position, which evaluates to 2. <text:s/>This is the same as 1*2. Shifting left again puts the bit at the 22 position, 0000 0100which evaluates to 4, or 2 *2. Shifting the bit right puts the 1 back in the 21 position, 0000 0010, which evaluates to 2, or 4/2. Shifting right again puts the 1 bit in the 20 position, 0000 0001, which is 1 or 2/2. </text:p>
      <text:p text:style-name="P1"/>
      <text:p text:style-name="P1">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
      <text:p text:style-name="P1">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
      <text:p text:style-name="P1">The following program shows the SHL and SHR operators. </text:p>
      <text:p text:style-name="P1"/>
      <table:table table:name="Table6" table:style-name="Table6">
        <table:table-column table:style-name="Table6.A"/>
        <text:soft-page-break/>
        <table:table-row>
          <table:table-cell office:value-type="string">
            <text:list xml:id="list150743287352591" text:continue-numbering="true" text:style-name="List_20_1">
              <text:list-item>
                <text:p text:style-name="code2">Dim As Uinteger myInt = 1, i </text:p>
              </text:list-item>
              <text:list-item>
                <text:p text:style-name="code2"/>
              </text:list-item>
              <text:list-item>
                <text:p text:style-name="code2">'Multiply by powers of 2 </text:p>
              </text:list-item>
              <text:list-item>
                <text:p text:style-name="code2">Print "Shifting left..." </text:p>
              </text:list-item>
              <text:list-item>
                <text:p text:style-name="code2">Print "myInt = ";myInt </text:p>
              </text:list-item>
              <text:list-item>
                <text:p text:style-name="code2"/>
              </text:list-item>
              <text:list-item>
                <text:p text:style-name="code2">For i = 1 To 89 </text:p>
              </text:list-item>
              <text:list-item>
                <text:p text:style-name="code2"><text:tab/> myInt = myInt Shl 110 </text:p>
              </text:list-item>
              <text:list-item>
                <text:p text:style-name="code2"><text:tab/> Print "myInt = ";myInt </text:p>
              </text:list-item>
              <text:list-item>
                <text:p text:style-name="code2">Next </text:p>
              </text:list-item>
              <text:list-item>
                <text:p text:style-name="code2"/>
              </text:list-item>
              <text:list-item>
                <text:p text:style-name="code2">Print </text:p>
              </text:list-item>
              <text:list-item>
                <text:p text:style-name="code2">'Divide by powers of 2 </text:p>
              </text:list-item>
              <text:list-item>
                <text:p text:style-name="code2">Print "Shifting right..." </text:p>
              </text:list-item>
              <text:list-item>
                <text:p text:style-name="code2">Print "myInt = ";myInt </text:p>
              </text:list-item>
              <text:list-item>
                <text:p text:style-name="code2"/>
              </text:list-item>
              <text:list-item>
                <text:p text:style-name="code2">For i = 1 To 817 </text:p>
              </text:list-item>
              <text:list-item>
                <text:p text:style-name="code2"><text:tab/>myInt = myInt Shr 118 </text:p>
              </text:list-item>
              <text:list-item>
                <text:p text:style-name="code2"><text:tab/>Print "myInt = ";myInt </text:p>
              </text:list-item>
              <text:list-item>
                <text:p text:style-name="code2">Next </text:p>
              </text:list-item>
              <text:list-item>
                <text:p text:style-name="code2"/>
              </text:list-item>
              <text:list-item>
                <text:p text:style-name="code2">Sleep </text:p>
              </text:list-item>
              <text:list-item>
                <text:p text:style-name="code2">End </text:p>
              </text:list-item>
            </text:list>
          </table:table-cell>
        </table:table-row>
      </table:table>
      <text:p text:style-name="P1"/>
      <text:p text:style-name="P1">Listing 6.8: shlr.bas </text:p>
      <text:p text:style-name="P1"/>
      <text:p text:style-name="analysis"><text:tab/>Analysis: Line declares the working variables, myInt which will be he value that is shifted, and i for use in the For-Next loop. Line 8 through 11 shift myInt left 16 times, 1 bit position each time, and prints the result. Line 15 through 19 then shift the variable right16 times and prints the result. The program is closed in the usual way. </text:p>
      <text:p text:style-name="P1"/>
      <text:p text:style-name="P1">Running the program produces the following output. </text:p>
      <text:p text:style-name="P1"/>
      <table:table table:name="Table7" table:style-name="Table7">
        <table:table-column table:style-name="Table7.A"/>
        <table:table-row>
          <table:table-cell office:value-type="string">
            <text:p text:style-name="output">Shifting left... </text:p>
            <text:p text:style-name="output">myInt = 1 </text:p>
            <text:p text:style-name="output">myInt = 2 </text:p>
            <text:p text:style-name="output"><text:soft-page-break/>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able:table-cell>
        </table:table-row>
      </table:table>
      <text:p text:style-name="P1"/>
      <text:p text:style-name="P1">Output 6.4: Output of shlr.bas </text:p>
      <text:p text:style-name="P1"/>
      <text:p text:style-name="P1">As you can see from the output, shifting left multiplies the value by 2 and shifting right divides the value by 2. </text:p>
      <text:p text:style-name="P1"/>
      <text:h text:style-name="Heading_20_2" text:outline-level="2">Bitwise Macros </text:h>
      <text:p text:style-name="P1"/>
      <text:p text:style-name="P1">FreeBasic has several built-in macros for retrieving and setting bit and byte data from a variable. The following tables lists the macros, the syntax and their definitions. </text:p>
      <text:p text:style-name="P1"/>
      <table:table table:name="Table8" table:style-name="Table8">
        <table:table-column table:style-name="Table8.A" table:number-columns-repeated="2"/>
        <table:table-column table:style-name="Table8.C"/>
        <table:table-row>
          <table:table-cell table:style-name="Table8.A1" office:value-type="string">
            <text:p text:style-name="P1">Macro</text:p>
          </table:table-cell>
          <table:table-cell table:style-name="Table8.A1" office:value-type="string">
            <text:p text:style-name="P4">Syntax </text:p>
          </table:table-cell>
          <table:table-cell table:style-name="Table8.C1" office:value-type="string">
            <text:p text:style-name="P4">Definition </text:p>
          </table:table-cell>
        </table:table-row>
        <table:table-row>
          <table:table-cell table:style-name="Table8.A2" office:value-type="string">
            <text:p text:style-name="P1">Hiword</text:p>
          </table:table-cell>
          <table:table-cell table:style-name="Table8.A2" office:value-type="string">
            <text:p text:style-name="P1"><text:s/>B = Hiword(variable) </text:p>
          </table:table-cell>
          <table:table-cell table:style-name="Table8.C2" office:value-type="string">
            <text:p text:style-name="P1">#define Hiword(x) (CUInt(x) shr 16) </text:p>
          </table:table-cell>
        </table:table-row>
        <table:table-row>
          <table:table-cell table:style-name="Table8.A2" office:value-type="string">
            <text:p text:style-name="P1">Loword</text:p>
          </table:table-cell>
          <table:table-cell table:style-name="Table8.A2" office:value-type="string">
            <text:p text:style-name="P1"><text:s/>B = Loword(variable) </text:p>
          </table:table-cell>
          <table:table-cell table:style-name="Table8.C2" office:value-type="string">
            <text:p text:style-name="P1">#define Loword(x) (CUInt(x) and 65535) </text:p>
          </table:table-cell>
        </table:table-row>
        <table:table-row>
          <table:table-cell table:style-name="Table8.A2" office:value-type="string">
            <text:p text:style-name="P1">Hibyte </text:p>
          </table:table-cell>
          <table:table-cell table:style-name="Table8.A2" office:value-type="string">
            <text:p text:style-name="P1">B = <text:soft-page-break/>Hibyte(variable) </text:p>
          </table:table-cell>
          <table:table-cell table:style-name="Table8.C2" office:value-type="string">
            <text:p text:style-name="P1">#define Hibyte(x) <text:soft-page-break/>((CUint(x) and 65280)</text:p>
          </table:table-cell>
        </table:table-row>
        <table:table-row>
          <table:table-cell table:style-name="Table8.A2" office:value-type="string">
            <text:p text:style-name="P1">shr 8) </text:p>
          </table:table-cell>
          <table:table-cell table:style-name="Table8.A2" office:value-type="string">
            <text:p text:style-name="Standard"/>
          </table:table-cell>
          <table:table-cell table:style-name="Table8.C2" office:value-type="string">
            <text:p text:style-name="Standard"/>
          </table:table-cell>
        </table:table-row>
        <table:table-row>
          <table:table-cell table:style-name="Table8.A2" office:value-type="string">
            <text:p text:style-name="P1">Lobyte </text:p>
          </table:table-cell>
          <table:table-cell table:style-name="Table8.A2" office:value-type="string">
            <text:p text:style-name="P1">B = Lobyte(variable)</text:p>
          </table:table-cell>
          <table:table-cell table:style-name="Table8.C2" office:value-type="string">
            <text:p text:style-name="P1"><text:s/>#define Lobyte( x ) ( CUint( x ) and 255 ) </text:p>
          </table:table-cell>
        </table:table-row>
        <table:table-row>
          <table:table-cell table:style-name="Table8.A2" office:value-type="string">
            <text:p text:style-name="P1">Bit</text:p>
          </table:table-cell>
          <table:table-cell table:style-name="Table8.A2" office:value-type="string">
            <text:p text:style-name="P1"><text:s/>B = Bit( variable, bit_number) </text:p>
          </table:table-cell>
          <table:table-cell table:style-name="Table8.C2" office:value-type="string">
            <text:p text:style-name="P4">#define Bit( x, bit_number ) (((x) and (1shl (bit_number))) &gt; 0) </text:p>
          </table:table-cell>
        </table:table-row>
        <table:table-row>
          <table:table-cell table:style-name="Table8.A2" office:value-type="string">
            <text:p text:style-name="P1">Bitset </text:p>
          </table:table-cell>
          <table:table-cell table:style-name="Table8.A2" office:value-type="string">
            <text:p text:style-name="P1">B = Bitset(variable, bit_number) </text:p>
          </table:table-cell>
          <table:table-cell table:style-name="Table8.C2" office:value-type="string">
            <text:p text:style-name="P1">#define Bitset( x, bit_number ) ((x) or (1shl (bit_number))) </text:p>
          </table:table-cell>
        </table:table-row>
        <table:table-row>
          <table:table-cell table:style-name="Table8.A2" office:value-type="string">
            <text:p text:style-name="P1">Bitreset</text:p>
          </table:table-cell>
          <table:table-cell table:style-name="Table8.A2" office:value-type="string">
            <text:p text:style-name="P1"><text:s/>B = Bitreset(variable, bit_number) </text:p>
          </table:table-cell>
          <table:table-cell table:style-name="Table8.C2" office:value-type="string">
            <text:p text:style-name="P1">#define Bitreset( x, bit_number ) ((x) andnot (1 shl (bit_number))) </text:p>
          </table:table-cell>
        </table:table-row>
      </table:table>
      <text:p text:style-name="P1"/>
      <text:p text:style-name="P1">Table 6.4: Bitwise Macros </text:p>
      <text:p text:style-name="P1"/>
      <text:p text:style-name="P1">The Hiword macro returns the leftmost two bytes of an integer and the Lowordmacro returns the the rightmost two bytes. The Hibyte macro returns the leftmost eight bits of a an integer and the Lobyte returns the rightmost eight bits. </text:p>
      <text:p text:style-name="P1"/>
      <text:p text:style-name="P1">The Bit macro returns a -1 if a bit at position bit_number is a 1, otherwise it returns a 0. The Bitset macro sets the bit at position bit_number to 1 and returns the number,</text:p>
      <text:p text:style-name="P1">and the Bitreset macro sets the bit at position bit_number to 0 and returns the number.</text:p>
      <text:p text:style-name="P1">The rightmost bit is bit 0 following the binary numbering scheme. </text:p>
      <text:p text:style-name="P1"/>
      <text:p text:style-name="P1">Caution Bitwise operators will only work correctly on byte and integer-type data. A single or double-type variable that is passed to a bit wise operator will be implicitly converted to an integer, which may result in precision loss. </text:p>
      <text:p text:style-name="P1"/>
      <text:p text:style-name="P1"/>
      <text:p text:style-name="P1">These macros are useful when working with third party libraries such as the Windows API, where several pieces of information are stored in a single data type. </text:p>
      <text:p text:style-name="P1"/>
      <text:h text:style-name="Heading_20_2" text:outline-level="2"><text:soft-page-break/>A Look Ahead </text:h>
      <text:p text:style-name="P1"/>
      <text:p text:style-name="P1">In addition to the arithmetic and bit wise operators, FreeBasic has a set of mathematical functions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ELL" style:display-name="TABLE CELL" style:family="paragraph" style:parent-style-name="Preformatted_20_Text" style:master-page-name="">
      <style:paragraph-properties fo:margin-left="0in" fo:margin-right="0in" fo:text-indent="0in" style:auto-text-indent="false" style:page-number="auto" fo:padding="0.2in" fo:border="none" style:shadow="none" text:number-lines="false" text:line-number="0" style:vertical-align="top"/>
      <style:text-properties style:font-name="DejaVu Sans2" fo:font-family="'DejaVu Sans'" style:font-style-name="Book"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Bitwise Operators </dc:title>
    <dc:date>2019-04-09T15:07:41.988616531</dc:date>
    <meta:editing-duration>PT10M11S</meta:editing-duration>
    <meta:editing-cycles>4</meta:editing-cycles>
    <meta:generator>LibreOffice/5.2.7.2$Linux_ARM_EABI LibreOffice_project/20m0$Build-2</meta:generator>
    <meta:document-statistic meta:table-count="12" meta:image-count="0" meta:object-count="0" meta:page-count="18" meta:paragraph-count="381" meta:word-count="3923" meta:character-count="20175" meta:non-whitespace-character-count="16429"/>
    <meta:template xlink:type="simple" xlink:actuate="onRequest" xlink:title="" xlink:href="../fbeginnerm.odm" meta:date="2019-04-09T13:34:52.042030152"/>
  </office:meta>
</office:document-meta>
</file>